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92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trics multiplier8b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REA(um^2)</text:p>
          </table:table-cell>
          <table:table-cell office:value-type="string" calcext:value-type="string">
            <text:p>DELAY(ps)</text:p>
          </table:table-cell>
          <table:table-cell table:style-name="ce3" office:value-type="string" calcext:value-type="string">
            <text:p>INTERNAL POWER(W)</text:p>
          </table:table-cell>
          <table:table-cell table:style-name="ce3" office:value-type="string" calcext:value-type="string">
            <text:p>SWITCHING POWER(W)</text:p>
          </table:table-cell>
          <table:table-cell table:style-name="ce3" office:value-type="string" calcext:value-type="string">
            <text:p>LEAKAGE POWER(W)</text:p>
          </table:table-cell>
          <table:table-cell table:style-name="ce3" office:value-type="string" calcext:value-type="string">
            <text:p>TOTAL POWER(W)</text:p>
          </table:table-cell>
        </table:table-row>
        <table:table-row table:style-name="ro1">
          <table:table-cell office:value-type="string" calcext:value-type="string">
            <text:p>multiplier8bit_1</text:p>
          </table:table-cell>
          <table:table-cell office:value-type="float" office:value="32.71752" calcext:value-type="float">
            <text:p>32.71752</text:p>
          </table:table-cell>
          <table:table-cell office:value-type="float" office:value="631.11" calcext:value-type="float">
            <text:p>631.11</text:p>
          </table:table-cell>
          <table:table-cell table:style-name="ce3" office:value-type="float" office:value="0.00000447" calcext:value-type="float">
            <text:p>4.47E-06</text:p>
          </table:table-cell>
          <table:table-cell table:style-name="ce3" office:value-type="float" office:value="0.00000545" calcext:value-type="float">
            <text:p>5.45E-06</text:p>
          </table:table-cell>
          <table:table-cell table:style-name="ce3" office:value-type="float" office:value="0.0000000341" calcext:value-type="float">
            <text:p>3.41E-08</text:p>
          </table:table-cell>
          <table:table-cell table:style-name="ce3" office:value-type="float" office:value="0.00000995" calcext:value-type="float">
            <text:p>9.95E-06</text:p>
          </table:table-cell>
        </table:table-row>
        <table:table-row table:style-name="ro1">
          <table:table-cell office:value-type="string" calcext:value-type="string">
            <text:p>multiplier8bit_2</text:p>
          </table:table-cell>
          <table:table-cell office:value-type="float" office:value="32.71752" calcext:value-type="float">
            <text:p>32.71752</text:p>
          </table:table-cell>
          <table:table-cell office:value-type="float" office:value="631.11" calcext:value-type="float">
            <text:p>631.11</text:p>
          </table:table-cell>
          <table:table-cell table:style-name="ce3" office:value-type="float" office:value="0.00000447" calcext:value-type="float">
            <text:p>4.47E-06</text:p>
          </table:table-cell>
          <table:table-cell table:style-name="ce3" office:value-type="float" office:value="0.00000545" calcext:value-type="float">
            <text:p>5.45E-06</text:p>
          </table:table-cell>
          <table:table-cell table:style-name="ce3" office:value-type="float" office:value="0.0000000341" calcext:value-type="float">
            <text:p>3.41E-08</text:p>
          </table:table-cell>
          <table:table-cell table:style-name="ce3" office:value-type="float" office:value="0.00000995" calcext:value-type="float">
            <text:p>9.95E-06</text:p>
          </table:table-cell>
        </table:table-row>
        <table:table-row table:style-name="ro1">
          <table:table-cell office:value-type="string" calcext:value-type="string">
            <text:p>multiplier8bit_29</text:p>
          </table:table-cell>
          <table:table-cell office:value-type="float" office:value="32.71752" calcext:value-type="float">
            <text:p>32.71752</text:p>
          </table:table-cell>
          <table:table-cell office:value-type="float" office:value="631.11" calcext:value-type="float">
            <text:p>631.11</text:p>
          </table:table-cell>
          <table:table-cell table:style-name="ce3" office:value-type="float" office:value="0.00000447" calcext:value-type="float">
            <text:p>4.47E-06</text:p>
          </table:table-cell>
          <table:table-cell table:style-name="ce3" office:value-type="float" office:value="0.00000545" calcext:value-type="float">
            <text:p>5.45E-06</text:p>
          </table:table-cell>
          <table:table-cell table:style-name="ce3" office:value-type="float" office:value="0.0000000341" calcext:value-type="float">
            <text:p>3.41E-08</text:p>
          </table:table-cell>
          <table:table-cell table:style-name="ce3" office:value-type="float" office:value="0.00000995" calcext:value-type="float">
            <text:p>9.95E-06</text:p>
          </table:table-cell>
        </table:table-row>
        <table:table-row table:style-name="ro1">
          <table:table-cell office:value-type="string" calcext:value-type="string">
            <text:p>multiplier8bit_39</text:p>
          </table:table-cell>
          <table:table-cell office:value-type="float" office:value="32.71752" calcext:value-type="float">
            <text:p>32.71752</text:p>
          </table:table-cell>
          <table:table-cell office:value-type="float" office:value="631.11" calcext:value-type="float">
            <text:p>631.11</text:p>
          </table:table-cell>
          <table:table-cell table:style-name="ce3" office:value-type="float" office:value="0.00000447" calcext:value-type="float">
            <text:p>4.47E-06</text:p>
          </table:table-cell>
          <table:table-cell table:style-name="ce3" office:value-type="float" office:value="0.00000545" calcext:value-type="float">
            <text:p>5.45E-06</text:p>
          </table:table-cell>
          <table:table-cell table:style-name="ce3" office:value-type="float" office:value="0.0000000341" calcext:value-type="float">
            <text:p>3.41E-08</text:p>
          </table:table-cell>
          <table:table-cell table:style-name="ce3" office:value-type="float" office:value="0.00000995" calcext:value-type="float">
            <text:p>9.95E-06</text:p>
          </table:table-cell>
        </table:table-row>
        <table:table-row table:style-name="ro1">
          <table:table-cell office:value-type="string" calcext:value-type="string">
            <text:p>multiplier8bit_11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597.89" calcext:value-type="float">
            <text:p>597.89</text:p>
          </table:table-cell>
          <table:table-cell table:style-name="ce3" office:value-type="float" office:value="0.00000459" calcext:value-type="float">
            <text:p>4.59E-06</text:p>
          </table:table-cell>
          <table:table-cell table:style-name="ce3" office:value-type="float" office:value="0.00000551" calcext:value-type="float">
            <text:p>5.51E-06</text:p>
          </table:table-cell>
          <table:table-cell table:style-name="ce3" office:value-type="float" office:value="0.0000000351" calcext:value-type="float">
            <text:p>3.51E-08</text:p>
          </table:table-cell>
          <table:table-cell table:style-name="ce3"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multiplier8bit_16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597.89" calcext:value-type="float">
            <text:p>597.89</text:p>
          </table:table-cell>
          <table:table-cell table:style-name="ce3" office:value-type="float" office:value="0.00000459" calcext:value-type="float">
            <text:p>4.59E-06</text:p>
          </table:table-cell>
          <table:table-cell table:style-name="ce3" office:value-type="float" office:value="0.00000551" calcext:value-type="float">
            <text:p>5.51E-06</text:p>
          </table:table-cell>
          <table:table-cell table:style-name="ce3" office:value-type="float" office:value="0.0000000351" calcext:value-type="float">
            <text:p>3.51E-08</text:p>
          </table:table-cell>
          <table:table-cell table:style-name="ce3"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multiplier8bit_25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597.89" calcext:value-type="float">
            <text:p>597.89</text:p>
          </table:table-cell>
          <table:table-cell table:style-name="ce3" office:value-type="float" office:value="0.00000459" calcext:value-type="float">
            <text:p>4.59E-06</text:p>
          </table:table-cell>
          <table:table-cell table:style-name="ce3" office:value-type="float" office:value="0.00000551" calcext:value-type="float">
            <text:p>5.51E-06</text:p>
          </table:table-cell>
          <table:table-cell table:style-name="ce3" office:value-type="float" office:value="0.0000000351" calcext:value-type="float">
            <text:p>3.51E-08</text:p>
          </table:table-cell>
          <table:table-cell table:style-name="ce3"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multiplier8bit_42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597.89" calcext:value-type="float">
            <text:p>597.89</text:p>
          </table:table-cell>
          <table:table-cell table:style-name="ce3" office:value-type="float" office:value="0.00000459" calcext:value-type="float">
            <text:p>4.59E-06</text:p>
          </table:table-cell>
          <table:table-cell table:style-name="ce3" office:value-type="float" office:value="0.00000551" calcext:value-type="float">
            <text:p>5.51E-06</text:p>
          </table:table-cell>
          <table:table-cell table:style-name="ce3" office:value-type="float" office:value="0.0000000351" calcext:value-type="float">
            <text:p>3.51E-08</text:p>
          </table:table-cell>
          <table:table-cell table:style-name="ce3"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multiplier8bit_48</text:p>
          </table:table-cell>
          <table:table-cell office:value-type="float" office:value="33.76728" calcext:value-type="float">
            <text:p>33.76728</text:p>
          </table:table-cell>
          <table:table-cell office:value-type="float" office:value="597.89" calcext:value-type="float">
            <text:p>597.89</text:p>
          </table:table-cell>
          <table:table-cell table:style-name="ce3" office:value-type="float" office:value="0.00000459" calcext:value-type="float">
            <text:p>4.59E-06</text:p>
          </table:table-cell>
          <table:table-cell table:style-name="ce3" office:value-type="float" office:value="0.00000551" calcext:value-type="float">
            <text:p>5.51E-06</text:p>
          </table:table-cell>
          <table:table-cell table:style-name="ce3" office:value-type="float" office:value="0.0000000351" calcext:value-type="float">
            <text:p>3.51E-08</text:p>
          </table:table-cell>
          <table:table-cell table:style-name="ce3" office:value-type="float" office:value="0.0000101" calcext:value-type="float">
            <text:p>1.01E-05</text:p>
          </table:table-cell>
        </table:table-row>
        <table:table-row table:style-name="ro1">
          <table:table-cell office:value-type="string" calcext:value-type="string">
            <text:p>multiplier8bit_4</text:p>
          </table:table-cell>
          <table:table-cell office:value-type="float" office:value="36.04176" calcext:value-type="float">
            <text:p>36.04176</text:p>
          </table:table-cell>
          <table:table-cell office:value-type="float" office:value="575.94" calcext:value-type="float">
            <text:p>575.94</text:p>
          </table:table-cell>
          <table:table-cell table:style-name="ce3" office:value-type="float" office:value="0.00000464" calcext:value-type="float">
            <text:p>4.64E-06</text:p>
          </table:table-cell>
          <table:table-cell table:style-name="ce3" office:value-type="float" office:value="0.00000557" calcext:value-type="float">
            <text:p>5.57E-06</text:p>
          </table:table-cell>
          <table:table-cell table:style-name="ce3" office:value-type="float" office:value="0.0000000375" calcext:value-type="float">
            <text:p>3.75E-08</text:p>
          </table:table-cell>
          <table:table-cell table:style-name="ce3" office:value-type="float" office:value="0.0000103" calcext:value-type="float">
            <text:p>1.03E-05</text:p>
          </table:table-cell>
        </table:table-row>
        <table:table-row table:style-name="ro1">
          <table:table-cell office:value-type="string" calcext:value-type="string">
            <text:p>multiplier8bit_8</text:p>
          </table:table-cell>
          <table:table-cell office:value-type="float" office:value="36.04176" calcext:value-type="float">
            <text:p>36.04176</text:p>
          </table:table-cell>
          <table:table-cell office:value-type="float" office:value="575.94" calcext:value-type="float">
            <text:p>575.94</text:p>
          </table:table-cell>
          <table:table-cell table:style-name="ce3" office:value-type="float" office:value="0.00000464" calcext:value-type="float">
            <text:p>4.64E-06</text:p>
          </table:table-cell>
          <table:table-cell table:style-name="ce3" office:value-type="float" office:value="0.00000557" calcext:value-type="float">
            <text:p>5.57E-06</text:p>
          </table:table-cell>
          <table:table-cell table:style-name="ce3" office:value-type="float" office:value="0.0000000375" calcext:value-type="float">
            <text:p>3.75E-08</text:p>
          </table:table-cell>
          <table:table-cell table:style-name="ce3" office:value-type="float" office:value="0.0000103" calcext:value-type="float">
            <text:p>1.03E-05</text:p>
          </table:table-cell>
        </table:table-row>
        <table:table-row table:style-name="ro1">
          <table:table-cell office:value-type="string" calcext:value-type="string">
            <text:p>multiplier8bit_38</text:p>
          </table:table-cell>
          <table:table-cell office:value-type="float" office:value="36.04176" calcext:value-type="float">
            <text:p>36.04176</text:p>
          </table:table-cell>
          <table:table-cell office:value-type="float" office:value="575.94" calcext:value-type="float">
            <text:p>575.94</text:p>
          </table:table-cell>
          <table:table-cell table:style-name="ce3" office:value-type="float" office:value="0.00000464" calcext:value-type="float">
            <text:p>4.64E-06</text:p>
          </table:table-cell>
          <table:table-cell table:style-name="ce3" office:value-type="float" office:value="0.00000557" calcext:value-type="float">
            <text:p>5.57E-06</text:p>
          </table:table-cell>
          <table:table-cell table:style-name="ce3" office:value-type="float" office:value="0.0000000375" calcext:value-type="float">
            <text:p>3.75E-08</text:p>
          </table:table-cell>
          <table:table-cell table:style-name="ce3" office:value-type="float" office:value="0.0000103" calcext:value-type="float">
            <text:p>1.03E-05</text:p>
          </table:table-cell>
        </table:table-row>
        <table:table-row table:style-name="ro1">
          <table:table-cell office:value-type="string" calcext:value-type="string">
            <text:p>multiplier8bit_43</text:p>
          </table:table-cell>
          <table:table-cell office:value-type="float" office:value="36.04176" calcext:value-type="float">
            <text:p>36.04176</text:p>
          </table:table-cell>
          <table:table-cell office:value-type="float" office:value="575.94" calcext:value-type="float">
            <text:p>575.94</text:p>
          </table:table-cell>
          <table:table-cell table:style-name="ce3" office:value-type="float" office:value="0.00000464" calcext:value-type="float">
            <text:p>4.64E-06</text:p>
          </table:table-cell>
          <table:table-cell table:style-name="ce3" office:value-type="float" office:value="0.00000557" calcext:value-type="float">
            <text:p>5.57E-06</text:p>
          </table:table-cell>
          <table:table-cell table:style-name="ce3" office:value-type="float" office:value="0.0000000375" calcext:value-type="float">
            <text:p>3.75E-08</text:p>
          </table:table-cell>
          <table:table-cell table:style-name="ce3" office:value-type="float" office:value="0.0000103" calcext:value-type="float">
            <text:p>1.03E-05</text:p>
          </table:table-cell>
        </table:table-row>
        <table:table-row table:style-name="ro1">
          <table:table-cell office:value-type="string" calcext:value-type="string">
            <text:p>multiplier8bit_9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14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20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24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28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30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34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45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46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47</text:p>
          </table:table-cell>
          <table:table-cell office:value-type="float" office:value="32.76126" calcext:value-type="float">
            <text:p>32.76126</text:p>
          </table:table-cell>
          <table:table-cell office:value-type="float" office:value="562.44" calcext:value-type="float">
            <text:p>562.44</text:p>
          </table:table-cell>
          <table:table-cell table:style-name="ce3" office:value-type="float" office:value="0.00000578" calcext:value-type="float">
            <text:p>5.78E-06</text:p>
          </table:table-cell>
          <table:table-cell table:style-name="ce3" office:value-type="float" office:value="0.00000686" calcext:value-type="float">
            <text:p>6.86E-06</text:p>
          </table:table-cell>
          <table:table-cell table:style-name="ce3" office:value-type="float" office:value="0.0000000319" calcext:value-type="float">
            <text:p>3.19E-08</text:p>
          </table:table-cell>
          <table:table-cell table:style-name="ce3" office:value-type="float" office:value="0.0000127" calcext:value-type="float">
            <text:p>1.27E-05</text:p>
          </table:table-cell>
        </table:table-row>
        <table:table-row table:style-name="ro1">
          <table:table-cell office:value-type="string" calcext:value-type="string">
            <text:p>multiplier8bit_7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13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19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27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32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33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35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36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41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44</text:p>
          </table:table-cell>
          <table:table-cell office:value-type="float" office:value="30.48678" calcext:value-type="float">
            <text:p>30.48678</text:p>
          </table:table-cell>
          <table:table-cell office:value-type="float" office:value="584.35" calcext:value-type="float">
            <text:p>584.35</text:p>
          </table:table-cell>
          <table:table-cell table:style-name="ce3" office:value-type="float" office:value="0.00000596" calcext:value-type="float">
            <text:p>5.96E-06</text:p>
          </table:table-cell>
          <table:table-cell table:style-name="ce3" office:value-type="float" office:value="0.00000714" calcext:value-type="float">
            <text:p>7.14E-06</text:p>
          </table:table-cell>
          <table:table-cell table:style-name="ce3" office:value-type="float" office:value="0.0000000294" calcext:value-type="float">
            <text:p>2.94E-08</text:p>
          </table:table-cell>
          <table:table-cell table:style-name="ce3" office:value-type="float" office:value="0.0000131" calcext:value-type="float">
            <text:p>1.31E-05</text:p>
          </table:table-cell>
        </table:table-row>
        <table:table-row table:style-name="ro1">
          <table:table-cell office:value-type="string" calcext:value-type="string">
            <text:p>multiplier8bit_10</text:p>
          </table:table-cell>
          <table:table-cell office:value-type="float" office:value="33.63606" calcext:value-type="float">
            <text:p>33.63606</text:p>
          </table:table-cell>
          <table:table-cell office:value-type="float" office:value="543.05" calcext:value-type="float">
            <text:p>543.05</text:p>
          </table:table-cell>
          <table:table-cell table:style-name="ce3" office:value-type="float" office:value="0.00000654" calcext:value-type="float">
            <text:p>6.54E-06</text:p>
          </table:table-cell>
          <table:table-cell table:style-name="ce3" office:value-type="float" office:value="0.00000761" calcext:value-type="float">
            <text:p>7.61E-06</text:p>
          </table:table-cell>
          <table:table-cell table:style-name="ce3" office:value-type="float" office:value="0.000000033" calcext:value-type="float">
            <text:p>3.30E-08</text:p>
          </table:table-cell>
          <table:table-cell table:style-name="ce3" office:value-type="float" office:value="0.0000142" calcext:value-type="float">
            <text:p>1.42E-05</text:p>
          </table:table-cell>
        </table:table-row>
        <table:table-row table:style-name="ro1">
          <table:table-cell office:value-type="string" calcext:value-type="string">
            <text:p>multiplier8bit_12</text:p>
          </table:table-cell>
          <table:table-cell office:value-type="float" office:value="33.81102" calcext:value-type="float">
            <text:p>33.81102</text:p>
          </table:table-cell>
          <table:table-cell office:value-type="float" office:value="539.72" calcext:value-type="float">
            <text:p>539.72</text:p>
          </table:table-cell>
          <table:table-cell table:style-name="ce3" office:value-type="float" office:value="0.00000653" calcext:value-type="float">
            <text:p>6.53E-06</text:p>
          </table:table-cell>
          <table:table-cell table:style-name="ce3" office:value-type="float" office:value="0.00000759" calcext:value-type="float">
            <text:p>7.59E-06</text:p>
          </table:table-cell>
          <table:table-cell table:style-name="ce3" office:value-type="float" office:value="0.0000000333" calcext:value-type="float">
            <text:p>3.33E-08</text:p>
          </table:table-cell>
          <table:table-cell table:style-name="ce3" office:value-type="float" office:value="0.0000142" calcext:value-type="float">
            <text:p>1.42E-05</text:p>
          </table:table-cell>
        </table:table-row>
        <table:table-row table:style-name="ro1">
          <table:table-cell office:value-type="string" calcext:value-type="string">
            <text:p>multiplier8bit_15</text:p>
          </table:table-cell>
          <table:table-cell office:value-type="float" office:value="33.63606" calcext:value-type="float">
            <text:p>33.63606</text:p>
          </table:table-cell>
          <table:table-cell office:value-type="float" office:value="543.05" calcext:value-type="float">
            <text:p>543.05</text:p>
          </table:table-cell>
          <table:table-cell table:style-name="ce3" office:value-type="float" office:value="0.00000654" calcext:value-type="float">
            <text:p>6.54E-06</text:p>
          </table:table-cell>
          <table:table-cell table:style-name="ce3" office:value-type="float" office:value="0.00000761" calcext:value-type="float">
            <text:p>7.61E-06</text:p>
          </table:table-cell>
          <table:table-cell table:style-name="ce3" office:value-type="float" office:value="0.000000033" calcext:value-type="float">
            <text:p>3.30E-08</text:p>
          </table:table-cell>
          <table:table-cell table:style-name="ce3" office:value-type="float" office:value="0.0000142" calcext:value-type="float">
            <text:p>1.42E-05</text:p>
          </table:table-cell>
        </table:table-row>
        <table:table-row table:style-name="ro1">
          <table:table-cell office:value-type="string" calcext:value-type="string">
            <text:p>multiplier8bit_17</text:p>
          </table:table-cell>
          <table:table-cell office:value-type="float" office:value="33.81102" calcext:value-type="float">
            <text:p>33.81102</text:p>
          </table:table-cell>
          <table:table-cell office:value-type="float" office:value="539.72" calcext:value-type="float">
            <text:p>539.72</text:p>
          </table:table-cell>
          <table:table-cell table:style-name="ce3" office:value-type="float" office:value="0.00000653" calcext:value-type="float">
            <text:p>6.53E-06</text:p>
          </table:table-cell>
          <table:table-cell table:style-name="ce3" office:value-type="float" office:value="0.00000759" calcext:value-type="float">
            <text:p>7.59E-06</text:p>
          </table:table-cell>
          <table:table-cell table:style-name="ce3" office:value-type="float" office:value="0.0000000333" calcext:value-type="float">
            <text:p>3.33E-08</text:p>
          </table:table-cell>
          <table:table-cell table:style-name="ce3" office:value-type="float" office:value="0.0000142" calcext:value-type="float">
            <text:p>1.42E-05</text:p>
          </table:table-cell>
        </table:table-row>
        <table:table-row table:style-name="ro1">
          <table:table-cell office:value-type="string" calcext:value-type="string">
            <text:p>multiplier8bit_40</text:p>
          </table:table-cell>
          <table:table-cell office:value-type="float" office:value="33.63606" calcext:value-type="float">
            <text:p>33.63606</text:p>
          </table:table-cell>
          <table:table-cell office:value-type="float" office:value="543.05" calcext:value-type="float">
            <text:p>543.05</text:p>
          </table:table-cell>
          <table:table-cell table:style-name="ce3" office:value-type="float" office:value="0.00000654" calcext:value-type="float">
            <text:p>6.54E-06</text:p>
          </table:table-cell>
          <table:table-cell table:style-name="ce3" office:value-type="float" office:value="0.00000761" calcext:value-type="float">
            <text:p>7.61E-06</text:p>
          </table:table-cell>
          <table:table-cell table:style-name="ce3" office:value-type="float" office:value="0.000000033" calcext:value-type="float">
            <text:p>3.30E-08</text:p>
          </table:table-cell>
          <table:table-cell table:style-name="ce3" office:value-type="float" office:value="0.0000142" calcext:value-type="float">
            <text:p>1.42E-05</text:p>
          </table:table-cell>
        </table:table-row>
        <table:table-row table:style-name="ro1">
          <table:table-cell office:value-type="string" calcext:value-type="string">
            <text:p>multiplier8bit_3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6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21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23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31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37</text:p>
          </table:table-cell>
          <table:table-cell office:value-type="float" office:value="32.45508" calcext:value-type="float">
            <text:p>32.45508</text:p>
          </table:table-cell>
          <table:table-cell office:value-type="float" office:value="527.73" calcext:value-type="float">
            <text:p>527.73</text:p>
          </table:table-cell>
          <table:table-cell table:style-name="ce3" office:value-type="float" office:value="0.00000735" calcext:value-type="float">
            <text:p>7.35E-06</text:p>
          </table:table-cell>
          <table:table-cell table:style-name="ce3" office:value-type="float" office:value="0.00000852" calcext:value-type="float">
            <text:p>8.52E-06</text:p>
          </table:table-cell>
          <table:table-cell table:style-name="ce3" office:value-type="float" office:value="0.0000000307" calcext:value-type="float">
            <text:p>3.07E-08</text:p>
          </table:table-cell>
          <table:table-cell table:style-name="ce3" office:value-type="float" office:value="0.0000159" calcext:value-type="float">
            <text:p>1.59E-05</text:p>
          </table:table-cell>
        </table:table-row>
        <table:table-row table:style-name="ro1">
          <table:table-cell office:value-type="string" calcext:value-type="string">
            <text:p>multiplier8bit_0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>
          <table:table-cell office:value-type="string" calcext:value-type="string">
            <text:p>multiplier8bit_5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>
          <table:table-cell office:value-type="string" calcext:value-type="string">
            <text:p>multiplier8bit_18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>
          <table:table-cell office:value-type="string" calcext:value-type="string">
            <text:p>multiplier8bit_22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>
          <table:table-cell office:value-type="string" calcext:value-type="string">
            <text:p>multiplier8bit_26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>
          <table:table-cell office:value-type="string" calcext:value-type="string">
            <text:p>multiplier8bit_49</text:p>
          </table:table-cell>
          <table:table-cell office:value-type="float" office:value="28.73718" calcext:value-type="float">
            <text:p>28.73718</text:p>
          </table:table-cell>
          <table:table-cell office:value-type="float" office:value="580.19" calcext:value-type="float">
            <text:p>580.19</text:p>
          </table:table-cell>
          <table:table-cell table:style-name="ce3" office:value-type="float" office:value="0.0000094" calcext:value-type="float">
            <text:p>9.40E-06</text:p>
          </table:table-cell>
          <table:table-cell table:style-name="ce3" office:value-type="float" office:value="0.000011" calcext:value-type="float">
            <text:p>1.10E-05</text:p>
          </table:table-cell>
          <table:table-cell table:style-name="ce3" office:value-type="float" office:value="0.000000024" calcext:value-type="float">
            <text:p>2.40E-08</text:p>
          </table:table-cell>
          <table:table-cell table:style-name="ce3" office:value-type="float" office:value="0.0000205" calcext:value-type="float">
            <text:p>2.05E-05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.A3:Sheet.G5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" style:display-name="PageStyle_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6-03T07:08:12</meta:creation-date>
    <dc:date>2025-08-02T10:06:58.296152069</dc:date>
    <meta:generator>LibreOffice/7.3.7.2$Linux_X86_64 LibreOffice_project/30$Build-2</meta:generator>
    <meta:editing-duration>PT14M57S</meta:editing-duration>
    <meta:editing-cycles>2</meta:editing-cycles>
    <meta:document-statistic meta:table-count="1" meta:cell-count="358" meta:object-count="0"/>
    <meta:user-defined meta:name="AppVersion">3.1</meta:user-defined>
  </office:meta>
</office:document-meta>
</file>